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9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ACCNUM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REET1</text:p>
          </table:table-cell>
          <table:table-cell office:value-type="string" calcext:value-type="string">
            <text:p>STREET2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ROAD_CLASS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WARDNUM</text:p>
          </table:table-cell>
          <table:table-cell office:value-type="string" calcext:value-type="string">
            <text:p>LOCCOORD</text:p>
          </table:table-cell>
          <table:table-cell office:value-type="string" calcext:value-type="string">
            <text:p>ACCLOC</text:p>
          </table:table-cell>
          <table:table-cell office:value-type="string" calcext:value-type="string">
            <text:p>TRAFFCTL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DSFCOND</text:p>
          </table:table-cell>
          <table:table-cell office:value-type="string" calcext:value-type="string">
            <text:p>ACCLASS</text:p>
          </table:table-cell>
          <table:table-cell office:value-type="string" calcext:value-type="string">
            <text:p>IMPACTYPE</text:p>
          </table:table-cell>
          <table:table-cell office:value-type="string" calcext:value-type="string">
            <text:p>INVTYPE</text:p>
          </table:table-cell>
          <table:table-cell office:value-type="string" calcext:value-type="string">
            <text:p>INVAGE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FATAL_NO</text:p>
          </table:table-cell>
          <table:table-cell office:value-type="string" calcext:value-type="string">
            <text:p>INITDIR</text:p>
          </table:table-cell>
          <table:table-cell office:value-type="string" calcext:value-type="string">
            <text:p>VEHTYPE</text:p>
          </table:table-cell>
          <table:table-cell office:value-type="string" calcext:value-type="string">
            <text:p>MANOEUVER</text:p>
          </table:table-cell>
          <table:table-cell office:value-type="string" calcext:value-type="string">
            <text:p>DRIVACT</text:p>
          </table:table-cell>
          <table:table-cell office:value-type="string" calcext:value-type="string">
            <text:p>DRIVCOND</text:p>
          </table:table-cell>
          <table:table-cell office:value-type="string" calcext:value-type="string">
            <text:p>PEDTYPE</text:p>
          </table:table-cell>
          <table:table-cell office:value-type="string" calcext:value-type="string">
            <text:p>PEDACT</text:p>
          </table:table-cell>
          <table:table-cell office:value-type="string" calcext:value-type="string">
            <text:p>PEDCOND</text:p>
          </table:table-cell>
          <table:table-cell office:value-type="string" calcext:value-type="string">
            <text:p>CYCLISTYPE</text:p>
          </table:table-cell>
          <table:table-cell office:value-type="string" calcext:value-type="string">
            <text:p>CYCACT</text:p>
          </table:table-cell>
          <table:table-cell office:value-type="string" calcext:value-type="string">
            <text:p>CYCCOND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SN_CITY_VEH</text:p>
          </table:table-cell>
          <table:table-cell office:value-type="string" calcext:value-type="string">
            <text:p>EMERG_VEH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SPEEDING</text:p>
          </table:table-cell>
          <table:table-cell office:value-type="string" calcext:value-type="string">
            <text:p>AG_DRIV</text:p>
          </table:table-cell>
          <table:table-cell office:value-type="string" calcext:value-type="string">
            <text:p>REDLIGHT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DISABILITY</text:p>
          </table:table-cell>
          <table:table-cell office:value-type="string" calcext:value-type="string">
            <text:p>HOOD_158</text:p>
          </table:table-cell>
          <table:table-cell office:value-type="string" calcext:value-type="string">
            <text:p>NEIGHBOURHOOD_158</text:p>
          </table:table-cell>
          <table:table-cell office:value-type="string" calcext:value-type="string">
            <text:p>HOOD_140</text:p>
          </table:table-cell>
          <table:table-cell office:value-type="string" calcext:value-type="string">
            <text:p>NEIGHBOURHOOD_140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eome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184" calcext:value-type="float">
            <text:p>893184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OODBINE AVE</text:p>
          </table:table-cell>
          <table:table-cell office:value-type="string" calcext:value-type="string">
            <text:p>O CONNOR D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Toronto and East Yor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 Related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Approaching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50 to 54</text:p>
          </table:table-cell>
          <table:table-cell office:value-type="string" calcext:value-type="string">
            <text:p>Major</text:p>
          </table:table-cell>
          <table:table-cell table:number-columns-repeated="14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 (60)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{'type': 'Point', 'coordinates': (-79.318797, 43.69959500000001)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3184" calcext:value-type="float">
            <text:p>893184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OODBINE AVE</text:p>
          </table:table-cell>
          <table:table-cell office:value-type="string" calcext:value-type="string">
            <text:p>O CONNOR D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Toronto and East Yor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 Related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Approaching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15 to 19</text:p>
          </table:table-cell>
          <table:table-cell office:value-type="string" calcext:value-type="string">
            <text:p>Minor</text:p>
          </table:table-cell>
          <table:table-cell table:number-columns-repeated="14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 (60)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{'type': 'Point', 'coordinates': (-79.318797, 43.69959500000001)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3296" calcext:value-type="float">
            <text:p>913296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6-25" calcext:value-type="date">
            <text:p>2006-06-25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29 BLAIR ATHOL Cres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tobicoke 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Blo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15 to 19</text:p>
          </table:table-cell>
          <table:table-cell office:value-type="string" calcext:value-type="string">
            <text:p>Majo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1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ncess-Rosetho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ncess-Rosethorn (10)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{'type': 'Point', 'coordinates': (-79.54469, 43.667245)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3184" calcext:value-type="float">
            <text:p>893184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OODBINE AVE</text:p>
          </table:table-cell>
          <table:table-cell office:value-type="string" calcext:value-type="string">
            <text:p>O CONNOR D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Toronto and East Yor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 Related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Approaching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55 to 59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utomobile, Station Wagon</text:p>
          </table:table-cell>
          <table:table-cell office:value-type="string" calcext:value-type="string">
            <text:p>Going Ahead</text:p>
          </table:table-cell>
          <table:table-cell office:value-type="string" calcext:value-type="string">
            <text:p>Driving Properly</text:p>
          </table:table-cell>
          <table:table-cell office:value-type="string" calcext:value-type="string">
            <text:p>Normal</text:p>
          </table:table-cell>
          <table:table-cell table:number-columns-repeated="8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 (60)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{'type': 'Point', 'coordinates': (-79.318797, 43.69959500000001)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3184" calcext:value-type="float">
            <text:p>893184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OODBINE AVE</text:p>
          </table:table-cell>
          <table:table-cell office:value-type="string" calcext:value-type="string">
            <text:p>O CONNOR D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Toronto and East Yor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 Related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Approaching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20 to 24</text:p>
          </table:table-cell>
          <table:table-cell office:value-type="string" calcext:value-type="string">
            <text:p>Minor</text:p>
          </table:table-cell>
          <table:table-cell table:number-columns-repeated="14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 (60)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{'type': 'Point', 'coordinates': (-79.318797, 43.69959500000001)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1336" calcext:value-type="float">
            <text:p>911336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6-28" calcext:value-type="date">
            <text:p>2006-06-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IRCHMOUNT RD</text:p>
          </table:table-cell>
          <table:table-cell office:value-type="string" calcext:value-type="string">
            <text:p>MODERN 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Scarboroug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op Sign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Cyclist Collisions</text:p>
          </table:table-cell>
          <table:table-cell office:value-type="string" calcext:value-type="string">
            <text:p>Vehicle Owner</text:p>
          </table:table-cell>
          <table:table-cell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" office:value-type="string" calcext:value-type="string">
            <text:p>Non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" office:value-type="string" calcext:value-type="string">
            <text:p>Non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xford/Maryva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xford/Maryvale (119)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{'type': 'Point', 'coordinates': (-79.28349, 43.744045)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3184" calcext:value-type="float">
            <text:p>893184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OODBINE AVE</text:p>
          </table:table-cell>
          <table:table-cell office:value-type="string" calcext:value-type="string">
            <text:p>O CONNOR D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Toronto and East Yor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 Related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Approaching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15 to 19</text:p>
          </table:table-cell>
          <table:table-cell office:value-type="string" calcext:value-type="string">
            <text:p>Minor</text:p>
          </table:table-cell>
          <table:table-cell table:number-columns-repeated="14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 (60)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{'type': 'Point', 'coordinates': (-79.318797, 43.69959500000001)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1336" calcext:value-type="float">
            <text:p>911336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6-28" calcext:value-type="date">
            <text:p>2006-06-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IRCHMOUNT RD</text:p>
          </table:table-cell>
          <table:table-cell office:value-type="string" calcext:value-type="string">
            <text:p>MODERN 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Scarboroug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op Sign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Cyclist Collisions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45 to 4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utomobile, Station Wagon</text:p>
          </table:table-cell>
          <table:table-cell office:value-type="string" calcext:value-type="string">
            <text:p>Going Ahead</text:p>
          </table:table-cell>
          <table:table-cell office:value-type="string" calcext:value-type="string">
            <text:p>Driving Properly</text:p>
          </table:table-cell>
          <table:table-cell office:value-type="string" calcext:value-type="string">
            <text:p>Normal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" office:value-type="string" calcext:value-type="string">
            <text:p>Non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xford/Maryva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xford/Maryvale (119)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{'type': 'Point', 'coordinates': (-79.28349, 43.744045)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3184" calcext:value-type="float">
            <text:p>893184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OODBINE AVE</text:p>
          </table:table-cell>
          <table:table-cell office:value-type="string" calcext:value-type="string">
            <text:p>O CONNOR D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jor Arterial</text:p>
          </table:table-cell>
          <table:table-cell office:value-type="string" calcext:value-type="string">
            <text:p>Toronto and East Yor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 Related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n-Fatal Injury</text:p>
          </table:table-cell>
          <table:table-cell office:value-type="string" calcext:value-type="string">
            <text:p>Approaching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20 to 24</text:p>
          </table:table-cell>
          <table:table-cell office:value-type="string" calcext:value-type="string">
            <text:p>Minor</text:p>
          </table:table-cell>
          <table:table-cell table:number-columns-repeated="14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oodbine-Lumsden (60)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{'type': 'Point', 'coordinates': (-79.318797, 43.69959500000001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55:54.817410672</meta:creation-date>
    <dc:date>2023-02-18T10:56:24.802061001</dc:date>
    <meta:editing-duration>PT30S</meta:editing-duration>
    <meta:editing-cycles>1</meta:editing-cycles>
    <meta:document-statistic meta:table-count="1" meta:cell-count="530" meta:object-count="0"/>
    <meta:generator>LibreOffice/7.5.0.3$MacOSX_X86_64 LibreOffice_project/c21113d003cd3efa8c53188764377a8272d9d6de</meta:generator>
  </office:meta>
</office:document-meta>
</file>